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1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ext-properties style:font-name="Liberation Sans" style:font-name-asian="Droid Sans Fallback" style:font-name-complex="FreeSans"/>
    </style:style>
    <style:style style:name="T1" style:family="text">
      <style:text-properties fo:font-size="10pt" fo:font-weight="normal" fo:font-style="italic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Inst.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ABC's Best.  <text:span text:style-name="T1">ne=no=4, stp_cnt=100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_10_1 </text:p>
          </table:table-cell>
          <table:table-cell office:value-type="float" office:value="8774.72" calcext:value-type="float">
            <text:p>8774.72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_40_10_2</text:p>
          </table:table-cell>
          <table:table-cell office:value-type="float" office:value="9229.34" calcext:value-type="float">
            <text:p>9229.34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40 10 3</text:p>
          </table:table-cell>
          <table:table-cell office:value-type="float" office:value="8967.43" calcext:value-type="float">
            <text:p>8967.43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80 10 1</text:p>
          </table:table-cell>
          <table:table-cell office:value-type="float" office:value="9828.25" calcext:value-type="float">
            <text:p>9828.25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2 400 50 1</text:p>
          </table:table-cell>
          <table:table-cell office:value-type="float" office:value="46588.741" calcext:value-type="float">
            <text:p>46588.7410</text:p>
          </table:table-cell>
          <table:table-cell office:value-type="float" office:value="44071.802" calcext:value-type="float">
            <text:p>44071.80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 400 50 2</text:p>
          </table:table-cell>
          <table:table-cell office:value-type="float" office:value="47706" calcext:value-type="float">
            <text:p>47706.0000</text:p>
          </table:table-cell>
          <table:table-cell office:value-type="float" office:value="44197.254" calcext:value-type="float">
            <text:p>44197.25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_50_3</text:p>
          </table:table-cell>
          <table:table-cell office:value-type="float" office:value="47819.716" calcext:value-type="float">
            <text:p>47819.7160</text:p>
          </table:table-cell>
          <table:table-cell office:value-type="float" office:value="40002.316" calcext:value-type="float">
            <text:p>40002.31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3_400_50_1</text:p>
          </table:table-cell>
          <table:table-cell office:value-type="float" office:value="14338.115" calcext:value-type="float">
            <text:p>14338.1150</text:p>
          </table:table-cell>
          <table:table-cell office:value-type="float" office:value="12715.554" calcext:value-type="float">
            <text:p>12715.55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_50_2</text:p>
          </table:table-cell>
          <table:table-cell office:value-type="float" office:value="14747.949" calcext:value-type="float">
            <text:p>14747.9490</text:p>
          </table:table-cell>
          <table:table-cell office:value-type="float" office:value="13340.426" calcext:value-type="float">
            <text:p>13340.42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_50_3</text:p>
          </table:table-cell>
          <table:table-cell office:value-type="float" office:value="14495.988" calcext:value-type="float">
            <text:p>14495.9880</text:p>
          </table:table-cell>
          <table:table-cell office:value-type="float" office:value="13161.368" calcext:value-type="float">
            <text:p>13161.36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4_400_50_1</text:p>
          </table:table-cell>
          <table:table-cell office:value-type="float" office:value="47748.444" calcext:value-type="float">
            <text:p>47748.4440</text:p>
          </table:table-cell>
          <table:table-cell office:value-type="float" office:value="45016.261" calcext:value-type="float">
            <text:p>45016.26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_50_2</text:p>
          </table:table-cell>
          <table:table-cell office:value-type="float" office:value="47988.42" calcext:value-type="float">
            <text:p>47988.4200</text:p>
          </table:table-cell>
          <table:table-cell office:value-type="float" office:value="46443.845" calcext:value-type="float">
            <text:p>46443.84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_50_3</text:p>
          </table:table-cell>
          <table:table-cell office:value-type="float" office:value="48410.514" calcext:value-type="float">
            <text:p>48410.5140</text:p>
          </table:table-cell>
          <table:table-cell office:value-type="float" office:value="47722.862" calcext:value-type="float">
            <text:p>47722.86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6_400_50_1</text:p>
          </table:table-cell>
          <table:table-cell office:value-type="float" office:value="44990.901" calcext:value-type="float">
            <text:p>44990.9010</text:p>
          </table:table-cell>
          <table:table-cell office:value-type="float" office:value="37410.6306" calcext:value-type="float">
            <text:p>37410.63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_50_2</text:p>
          </table:table-cell>
          <table:table-cell office:value-type="float" office:value="46366.871" calcext:value-type="float">
            <text:p>46366.8710</text:p>
          </table:table-cell>
          <table:table-cell office:value-type="float" office:value="44716.019" calcext:value-type="float">
            <text:p>44716.01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_50_3</text:p>
          </table:table-cell>
          <table:table-cell office:value-type="float" office:value="45216.86" calcext:value-type="float">
            <text:p>45216.8600</text:p>
          </table:table-cell>
          <table:table-cell office:value-type="float" office:value="39076.199" calcext:value-type="float">
            <text:p>39076.19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7_400_50_1</text:p>
          </table:table-cell>
          <table:table-cell office:value-type="float" office:value="32505.12" calcext:value-type="float">
            <text:p>32505.1200</text:p>
          </table:table-cell>
          <table:table-cell office:value-type="float" office:value="31454.22" calcext:value-type="float">
            <text:p>31454.2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_50_2</text:p>
          </table:table-cell>
          <table:table-cell office:value-type="float" office:value="33512.55" calcext:value-type="float">
            <text:p>33512.5500</text:p>
          </table:table-cell>
          <table:table-cell office:value-type="float" office:value="27613.179" calcext:value-type="float">
            <text:p>27613.17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_50_3</text:p>
          </table:table-cell>
          <table:table-cell office:value-type="float" office:value="29829.22" calcext:value-type="float">
            <text:p>29829.2200</text:p>
          </table:table-cell>
          <table:table-cell office:value-type="float" office:value="26275.79" calcext:value-type="float">
            <text:p>26275.79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200 50 2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bitrary_400_50_1</text:p>
          </table:table-cell>
          <table:table-cell office:value-type="float" office:value="4038.0004" calcext:value-type="float">
            <text:p>4038.0004</text:p>
          </table:table-cell>
          <table:table-cell office:value-type="float" office:value="3467.9313" calcext:value-type="float">
            <text:p>3467.93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_50_2</text:p>
          </table:table-cell>
          <table:table-cell office:value-type="float" office:value="3791.886" calcext:value-type="float">
            <text:p>3791.8860</text:p>
          </table:table-cell>
          <table:table-cell office:value-type="float" office:value="3368.3163" calcext:value-type="float">
            <text:p>3368.31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_50_3</text:p>
          </table:table-cell>
          <table:table-cell office:value-type="float" office:value="4289.3898" calcext:value-type="float">
            <text:p>4289.3898</text:p>
          </table:table-cell>
          <table:table-cell office:value-type="float" office:value="4237.6352" calcext:value-type="float">
            <text:p>4237.63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tching_400_50_1</text:p>
          </table:table-cell>
          <table:table-cell office:value-type="float" office:value="41.8873" calcext:value-type="float">
            <text:p>41.8873</text:p>
          </table:table-cell>
          <table:table-cell office:value-type="float" office:value="41.88732" calcext:value-type="float">
            <text:p>41.8873</text:p>
          </table:table-cell>
          <table:table-cell table:number-columns-repeated="4"/>
          <table:table-cell office:value-type="string" calcext:value-type="string">
            <text:p>Check if Something wrong with the matching instances. Unlike others here goods:400, bids:50</text:p>
          </table:table-cell>
        </table:table-row>
        <table:table-row table:style-name="ro2">
          <table:table-cell office:value-type="string" calcext:value-type="string">
            <text:p>matching_400_50_2</text:p>
          </table:table-cell>
          <table:table-cell office:value-type="float" office:value="55.8732" calcext:value-type="float">
            <text:p>55.8732</text:p>
          </table:table-cell>
          <table:table-cell office:value-type="float" office:value="55.87316" calcext:value-type="float">
            <text:p>55.87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_50_3</text:p>
          </table:table-cell>
          <table:table-cell office:value-type="float" office:value="27.1398" calcext:value-type="float">
            <text:p>27.1398</text:p>
          </table:table-cell>
          <table:table-cell office:value-type="float" office:value="27.13978" calcext:value-type="float">
            <text:p>27.13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ths_400_50_1</text:p>
          </table:table-cell>
          <table:table-cell office:value-type="float" office:value="26.8886" calcext:value-type="float">
            <text:p>26.8886</text:p>
          </table:table-cell>
          <table:table-cell office:value-type="float" office:value="25.276862" calcext:value-type="float">
            <text:p>25.27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_50_2</text:p>
          </table:table-cell>
          <table:table-cell office:value-type="float" office:value="22.9762" calcext:value-type="float">
            <text:p>22.9762</text:p>
          </table:table-cell>
          <table:table-cell office:value-type="float" office:value="22.12333" calcext:value-type="float">
            <text:p>22.12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_50_3</text:p>
          </table:table-cell>
          <table:table-cell office:value-type="float" office:value="23.7947" calcext:value-type="float">
            <text:p>23.7947</text:p>
          </table:table-cell>
          <table:table-cell office:value-type="float" office:value="22.695671" calcext:value-type="float">
            <text:p>22.69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gions_400_50_1</text:p>
          </table:table-cell>
          <table:table-cell office:value-type="float" office:value="4177.5069" calcext:value-type="float">
            <text:p>4177.5069</text:p>
          </table:table-cell>
          <table:table-cell office:value-type="float" office:value="3851.5329" calcext:value-type="float">
            <text:p>3851.53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_50_2</text:p>
          </table:table-cell>
          <table:table-cell office:value-type="float" office:value="3606.1991" calcext:value-type="float">
            <text:p>3606.1991</text:p>
          </table:table-cell>
          <table:table-cell office:value-type="float" office:value="3300.0953" calcext:value-type="float">
            <text:p>3300.09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_50_3</text:p>
          </table:table-cell>
          <table:table-cell office:value-type="float" office:value="3482.6069" calcext:value-type="float">
            <text:p>3482.6069</text:p>
          </table:table-cell>
          <table:table-cell office:value-type="float" office:value="3140.1608" calcext:value-type="float">
            <text:p>3140.16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 4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4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4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80 1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80 1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80 1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200 50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200 50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 200 50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cheduling_400_50_1</text:p>
          </table:table-cell>
          <table:table-cell office:value-type="float" office:value="58.2749" calcext:value-type="float">
            <text:p>58.2749</text:p>
          </table:table-cell>
          <table:table-cell office:value-type="float" office:value="45.297352" calcext:value-type="float">
            <text:p>45.29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_50_2</text:p>
          </table:table-cell>
          <table:table-cell office:value-type="float" office:value="70.3185" calcext:value-type="float">
            <text:p>70.3185</text:p>
          </table:table-cell>
          <table:table-cell office:value-type="float" office:value="68.036647" calcext:value-type="float">
            <text:p>68.03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_50_3</text:p>
          </table:table-cell>
          <table:table-cell office:value-type="float" office:value="43.8167" calcext:value-type="float">
            <text:p>43.8167</text:p>
          </table:table-cell>
          <table:table-cell office:value-type="float" office:value="43.816735" calcext:value-type="float">
            <text:p>43.81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1000_256_1</text:p>
          </table:table-cell>
          <table:table-cell office:value-type="float" office:value="244098" calcext:value-type="float">
            <text:p>244098.0000</text:p>
          </table:table-cell>
          <table:table-cell table:style-name="ce5" office:value-type="float" office:value="235129" calcext:value-type="float">
            <text:p>235129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1000_256_2</text:p>
          </table:table-cell>
          <table:table-cell office:value-type="float" office:value="241158" calcext:value-type="float">
            <text:p>241158.0000</text:p>
          </table:table-cell>
          <table:table-cell office:value-type="float" office:value="230008" calcext:value-type="float">
            <text:p>230008.0000</text:p>
          </table:table-cell>
          <table:table-cell/>
          <table:table-cell office:value-type="string" calcext:value-type="string">
            <text:p>Once got the best(after 15+ attempts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_1000_256_3</text:p>
          </table:table-cell>
          <table:table-cell office:value-type="float" office:value="254988" calcext:value-type="float">
            <text:p>254988.0000</text:p>
          </table:table-cell>
          <table:table-cell office:value-type="float" office:value="235302" calcext:value-type="float">
            <text:p>235302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2000_512_1</text:p>
          </table:table-cell>
          <table:table-cell office:value-type="float" office:value="495448" calcext:value-type="float">
            <text:p>495448.0000</text:p>
          </table:table-cell>
          <table:table-cell office:value-type="float" office:value="433724.358" calcext:value-type="float">
            <text:p>433724.35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2000_512_2</text:p>
          </table:table-cell>
          <table:table-cell office:value-type="float" office:value="501810" calcext:value-type="float">
            <text:p>501810.0000</text:p>
          </table:table-cell>
          <table:table-cell office:value-type="float" office:value="412539" calcext:value-type="float">
            <text:p>412539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2000_512_3</text:p>
          </table:table-cell>
          <table:table-cell office:value-type="float" office:value="505625" calcext:value-type="float">
            <text:p>505625.0000</text:p>
          </table:table-cell>
          <table:table-cell office:value-type="float" office:value="411251" calcext:value-type="float">
            <text:p>411251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0_1024_1</text:p>
          </table:table-cell>
          <table:table-cell office:value-type="float" office:value="1000590" calcext:value-type="float">
            <text:p>1000590.0000</text:p>
          </table:table-cell>
          <table:table-cell office:value-type="float" office:value="941528" calcext:value-type="float">
            <text:p>941528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0_1024_2</text:p>
          </table:table-cell>
          <table:table-cell office:value-type="float" office:value="1010991.692" calcext:value-type="float">
            <text:p>1010991.6920</text:p>
          </table:table-cell>
          <table:table-cell office:value-type="float" office:value="723452.537" calcext:value-type="float">
            <text:p>723452.53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4000_1024_3</text:p>
          </table:table-cell>
          <table:table-cell office:value-type="float" office:value="996744" calcext:value-type="float">
            <text:p>996744.0000</text:p>
          </table:table-cell>
          <table:table-cell office:value-type="float" office:value="838038" calcext:value-type="float">
            <text:p>838038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hard_1</text:p>
          </table:table-cell>
          <table:table-cell office:value-type="float" office:value="262.511" calcext:value-type="float">
            <text:p>262.5110</text:p>
          </table:table-cell>
          <table:table-cell office:value-type="float" office:value="253.783" calcext:value-type="float">
            <text:p>253.78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hard_2</text:p>
          </table:table-cell>
          <table:table-cell office:value-type="float" office:value="456.537" calcext:value-type="float">
            <text:p>456.5370</text:p>
          </table:table-cell>
          <table:table-cell office:value-type="float" office:value="402.331" calcext:value-type="float">
            <text:p>402.33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2_hard_3</text:p>
          </table:table-cell>
          <table:table-cell office:value-type="float" office:value="317.412" calcext:value-type="float">
            <text:p>317.4120</text:p>
          </table:table-cell>
          <table:table-cell office:value-type="float" office:value="280.845411" calcext:value-type="float">
            <text:p>280.84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1000_256_1</text:p>
          </table:table-cell>
          <table:table-cell office:value-type="float" office:value="64626.253" calcext:value-type="float">
            <text:p>64626.2530</text:p>
          </table:table-cell>
          <table:table-cell table:style-name="ce5" office:value-type="float" office:value="57209.9208" calcext:value-type="float">
            <text:p>57209.9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1000_256_2</text:p>
          </table:table-cell>
          <table:table-cell office:value-type="float" office:value="66106.171" calcext:value-type="float">
            <text:p>66106.1710</text:p>
          </table:table-cell>
          <table:table-cell table:style-name="ce5" office:value-type="float" office:value="57916.614" calcext:value-type="float">
            <text:p>57916.61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1000_256_3</text:p>
          </table:table-cell>
          <table:table-cell office:value-type="float" office:value="64987.743" calcext:value-type="float">
            <text:p>64987.7430</text:p>
          </table:table-cell>
          <table:table-cell office:value-type="float" office:value="57121.259" calcext:value-type="float">
            <text:p>57121.25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2000_512_1</text:p>
          </table:table-cell>
          <table:table-cell office:value-type="float" office:value="128004.7893" calcext:value-type="float">
            <text:p>128004.7893</text:p>
          </table:table-cell>
          <table:table-cell office:value-type="float" office:value="115616.48" calcext:value-type="float">
            <text:p>115616.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2000_512_2</text:p>
          </table:table-cell>
          <table:table-cell office:value-type="float" office:value="132229.201" calcext:value-type="float">
            <text:p>132229.2010</text:p>
          </table:table-cell>
          <table:table-cell office:value-type="float" office:value="116988.633" calcext:value-type="float">
            <text:p>116988.63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2000_512_3</text:p>
          </table:table-cell>
          <table:table-cell office:value-type="float" office:value="133133.141" calcext:value-type="float">
            <text:p>133133.1410</text:p>
          </table:table-cell>
          <table:table-cell office:value-type="float" office:value="114324.374" calcext:value-type="float">
            <text:p>114324.37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0_1024_1</text:p>
          </table:table-cell>
          <table:table-cell office:value-type="float" office:value="263970.821" calcext:value-type="float">
            <text:p>263970.8210</text:p>
          </table:table-cell>
          <table:table-cell table:style-name="ce5" office:value-type="float" office:value="236649.5501" calcext:value-type="float">
            <text:p>236649.55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0_1024_2</text:p>
          </table:table-cell>
          <table:table-cell office:value-type="float" office:value="263936.859" calcext:value-type="float">
            <text:p>263936.8590</text:p>
          </table:table-cell>
          <table:table-cell office:value-type="float" office:value="240602.4205" calcext:value-type="float">
            <text:p>240602.42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4000_1024_3</text:p>
          </table:table-cell>
          <table:table-cell office:value-type="float" office:value="263404.1096" calcext:value-type="float">
            <text:p>263404.1096</text:p>
          </table:table-cell>
          <table:table-cell office:value-type="float" office:value="231891.4599" calcext:value-type="float">
            <text:p>231891.45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hard_1</text:p>
          </table:table-cell>
          <table:table-cell office:value-type="float" office:value="75.4074" calcext:value-type="float">
            <text:p>75.4074</text:p>
          </table:table-cell>
          <table:table-cell office:value-type="float" office:value="67.948077" calcext:value-type="float">
            <text:p>67.94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hard_2</text:p>
          </table:table-cell>
          <table:table-cell office:value-type="float" office:value="34.1897" calcext:value-type="float">
            <text:p>34.1897</text:p>
          </table:table-cell>
          <table:table-cell office:value-type="float" office:value="27.138421" calcext:value-type="float">
            <text:p>27.13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3_hard_3</text:p>
          </table:table-cell>
          <table:table-cell office:value-type="float" office:value="20.8636" calcext:value-type="float">
            <text:p>20.8636</text:p>
          </table:table-cell>
          <table:table-cell office:value-type="float" office:value="15.534095" calcext:value-type="float">
            <text:p>15.53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1000_256_1</text:p>
          </table:table-cell>
          <table:table-cell office:value-type="float" office:value="228752.155" calcext:value-type="float">
            <text:p>228752.1550</text:p>
          </table:table-cell>
          <table:table-cell office:value-type="float" office:value="215414.314" calcext:value-type="float">
            <text:p>215414.31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1000_256_2</text:p>
          </table:table-cell>
          <table:table-cell office:value-type="float" office:value="229601.727" calcext:value-type="float">
            <text:p>229601.7270</text:p>
          </table:table-cell>
          <table:table-cell office:value-type="float" office:value="218406.485" calcext:value-type="float">
            <text:p>218406.4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1000_256_3</text:p>
          </table:table-cell>
          <table:table-cell office:value-type="float" office:value="229349.195" calcext:value-type="float">
            <text:p>229349.1950</text:p>
          </table:table-cell>
          <table:table-cell office:value-type="float" office:value="211897.716" calcext:value-type="float">
            <text:p>211897.71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2000_512_1</text:p>
          </table:table-cell>
          <table:table-cell office:value-type="float" office:value="461218.264" calcext:value-type="float">
            <text:p>461218.2640</text:p>
          </table:table-cell>
          <table:table-cell office:value-type="float" office:value="432738.92" calcext:value-type="float">
            <text:p>432738.9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2000_512_2</text:p>
          </table:table-cell>
          <table:table-cell office:value-type="float" office:value="459425.323" calcext:value-type="float">
            <text:p>459425.3230</text:p>
          </table:table-cell>
          <table:table-cell office:value-type="float" office:value="429596.8583" calcext:value-type="float">
            <text:p>429596.85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2000_512_3</text:p>
          </table:table-cell>
          <table:table-cell office:value-type="float" office:value="458536.726" calcext:value-type="float">
            <text:p>458536.7260</text:p>
          </table:table-cell>
          <table:table-cell office:value-type="float" office:value="431796.679" calcext:value-type="float">
            <text:p>431796.67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0_1024_1</text:p>
          </table:table-cell>
          <table:table-cell table:style-name="ce5" office:value-type="float" office:value="914322.991" calcext:value-type="float">
            <text:p>914322.9910</text:p>
          </table:table-cell>
          <table:table-cell office:value-type="float" office:value="849751.5775" calcext:value-type="float">
            <text:p>849751.57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0_1024_2</text:p>
          </table:table-cell>
          <table:table-cell table:style-name="ce5" office:value-type="float" office:value="920786.433" calcext:value-type="float">
            <text:p>920786.4330</text:p>
          </table:table-cell>
          <table:table-cell office:value-type="float" office:value="862755.4848" calcext:value-type="float">
            <text:p>862755.48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4000_1024_3</text:p>
          </table:table-cell>
          <table:table-cell table:style-name="ce5" office:value-type="float" office:value="920294.154" calcext:value-type="float">
            <text:p>920294.1540</text:p>
          </table:table-cell>
          <table:table-cell office:value-type="float" office:value="876318.985" calcext:value-type="float">
            <text:p>876318.9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hard_1</text:p>
          </table:table-cell>
          <table:table-cell office:value-type="float" office:value="290.2399" calcext:value-type="float">
            <text:p>290.2399</text:p>
          </table:table-cell>
          <table:table-cell office:value-type="float" office:value="290.02801" calcext:value-type="float">
            <text:p>290.02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hard_2</text:p>
          </table:table-cell>
          <table:table-cell office:value-type="float" office:value="383.8526" calcext:value-type="float">
            <text:p>383.8526</text:p>
          </table:table-cell>
          <table:table-cell office:value-type="float" office:value="383.48757" calcext:value-type="float">
            <text:p>383.48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4_hard_3</text:p>
          </table:table-cell>
          <table:table-cell office:value-type="float" office:value="282.6879" calcext:value-type="float">
            <text:p>282.6879</text:p>
          </table:table-cell>
          <table:table-cell office:value-type="float" office:value="281.31326" calcext:value-type="float">
            <text:p>281.31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1000_256_1</text:p>
          </table:table-cell>
          <table:table-cell office:value-type="float" office:value="199757.079" calcext:value-type="float">
            <text:p>199757.0790</text:p>
          </table:table-cell>
          <table:table-cell office:value-type="float" office:value="172204.3653" calcext:value-type="float">
            <text:p>172204.3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1000_256_2</text:p>
          </table:table-cell>
          <table:table-cell office:value-type="float" office:value="200559.8373" calcext:value-type="float">
            <text:p>200559.8373</text:p>
          </table:table-cell>
          <table:table-cell office:value-type="float" office:value="169232.139" calcext:value-type="float">
            <text:p>169232.13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1000_256_3</text:p>
          </table:table-cell>
          <table:table-cell office:value-type="float" office:value="201208.1706" calcext:value-type="float">
            <text:p>201208.1706</text:p>
          </table:table-cell>
          <table:table-cell office:value-type="float" office:value="159175.34732" calcext:value-type="float">
            <text:p>159175.34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2000_512_1</text:p>
          </table:table-cell>
          <table:table-cell office:value-type="float" office:value="405788.3937" calcext:value-type="float">
            <text:p>405788.3937</text:p>
          </table:table-cell>
          <table:table-cell office:value-type="float" office:value="350523.1197" calcext:value-type="float">
            <text:p>350523.11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2000_512_2</text:p>
          </table:table-cell>
          <table:table-cell office:value-type="float" office:value="411091.137" calcext:value-type="float">
            <text:p>411091.1370</text:p>
          </table:table-cell>
          <table:table-cell office:value-type="float" office:value="341226.4777" calcext:value-type="float">
            <text:p>341226.47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2000_512_3</text:p>
          </table:table-cell>
          <table:table-cell office:value-type="float" office:value="402472.3077" calcext:value-type="float">
            <text:p>402472.3077</text:p>
          </table:table-cell>
          <table:table-cell office:value-type="float" office:value="362753.9384" calcext:value-type="float">
            <text:p>362753.93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0_1024_1</text:p>
          </table:table-cell>
          <table:table-cell office:value-type="float" office:value="785686.0929" calcext:value-type="float">
            <text:p>785686.0929</text:p>
          </table:table-cell>
          <table:table-cell office:value-type="float" office:value="689749.0116" calcext:value-type="float">
            <text:p>689749.01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0_1024_2</text:p>
          </table:table-cell>
          <table:table-cell office:value-type="float" office:value="801026.0135" calcext:value-type="float">
            <text:p>801026.0135</text:p>
          </table:table-cell>
          <table:table-cell office:value-type="float" office:value="699156.57445" calcext:value-type="float">
            <text:p>699156.57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4000_1024_3</text:p>
          </table:table-cell>
          <table:table-cell office:value-type="float" office:value="791849.815" calcext:value-type="float">
            <text:p>791849.8150</text:p>
          </table:table-cell>
          <table:table-cell office:value-type="float" office:value="681878.76856" calcext:value-type="float">
            <text:p>681878.76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hard_1</text:p>
          </table:table-cell>
          <table:table-cell office:value-type="float" office:value="377.5873" calcext:value-type="float">
            <text:p>377.5873</text:p>
          </table:table-cell>
          <table:table-cell office:value-type="float" office:value="373.49071" calcext:value-type="float">
            <text:p>373.4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hard_2</text:p>
          </table:table-cell>
          <table:table-cell office:value-type="float" office:value="330.224" calcext:value-type="float">
            <text:p>330.2240</text:p>
          </table:table-cell>
          <table:table-cell office:value-type="float" office:value="327.66653" calcext:value-type="float">
            <text:p>327.66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6_hard_3</text:p>
          </table:table-cell>
          <table:table-cell office:value-type="float" office:value="446.4472" calcext:value-type="float">
            <text:p>446.4472</text:p>
          </table:table-cell>
          <table:table-cell office:value-type="float" office:value="437.71161" calcext:value-type="float">
            <text:p>437.71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1000_256_1</text:p>
          </table:table-cell>
          <table:table-cell table:number-columns-repeated="2" office:value-type="float" office:value="68830.4" calcext:value-type="float">
            <text:p>68830.4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1000_256_2</text:p>
          </table:table-cell>
          <table:table-cell office:value-type="float" office:value="79025.8" calcext:value-type="float">
            <text:p>79025.8000</text:p>
          </table:table-cell>
          <table:table-cell office:value-type="float" office:value="64909.7" calcext:value-type="float">
            <text:p>64909.7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1000_256_3</text:p>
          </table:table-cell>
          <table:table-cell office:value-type="float" office:value="81981.6" calcext:value-type="float">
            <text:p>81981.6000</text:p>
          </table:table-cell>
          <table:table-cell office:value-type="float" office:value="52990.1" calcext:value-type="float">
            <text:p>52990.1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2000_512_1</text:p>
          </table:table-cell>
          <table:table-cell office:value-type="float" office:value="121043" calcext:value-type="float">
            <text:p>121043.0000</text:p>
          </table:table-cell>
          <table:table-cell office:value-type="float" office:value="109644" calcext:value-type="float">
            <text:p>109644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2000_512_2</text:p>
          </table:table-cell>
          <table:table-cell office:value-type="float" office:value="119058" calcext:value-type="float">
            <text:p>119058.0000</text:p>
          </table:table-cell>
          <table:table-cell office:value-type="float" office:value="102426" calcext:value-type="float">
            <text:p>102426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2000_512_3</text:p>
          </table:table-cell>
          <table:table-cell office:value-type="float" office:value="122346" calcext:value-type="float">
            <text:p>122346.0000</text:p>
          </table:table-cell>
          <table:table-cell office:value-type="float" office:value="112832" calcext:value-type="float">
            <text:p>112832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0_1024_1</text:p>
          </table:table-cell>
          <table:table-cell office:value-type="float" office:value="244374" calcext:value-type="float">
            <text:p>244374.0000</text:p>
          </table:table-cell>
          <table:table-cell office:value-type="float" office:value="208076" calcext:value-type="float">
            <text:p>208076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0_1024_2</text:p>
          </table:table-cell>
          <table:table-cell office:value-type="float" office:value="229826" calcext:value-type="float">
            <text:p>229826.0000</text:p>
          </table:table-cell>
          <table:table-cell office:value-type="float" office:value="229078" calcext:value-type="float">
            <text:p>229078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4000_1024_3</text:p>
          </table:table-cell>
          <table:table-cell office:value-type="float" office:value="228342" calcext:value-type="float">
            <text:p>228342.0000</text:p>
          </table:table-cell>
          <table:table-cell office:value-type="float" office:value="209412" calcext:value-type="float">
            <text:p>209412.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hard_1</text:p>
          </table:table-cell>
          <table:table-cell office:value-type="float" office:value="233.0348" calcext:value-type="float">
            <text:p>233.0348</text:p>
          </table:table-cell>
          <table:table-cell table:style-name="ce5" office:value-type="float" office:value="192.1077" calcext:value-type="float">
            <text:p>192.10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hard_2</text:p>
          </table:table-cell>
          <table:table-cell office:value-type="float" office:value="127.451" calcext:value-type="float">
            <text:p>127.4510</text:p>
          </table:table-cell>
          <table:table-cell table:style-name="ce5" office:value-type="float" office:value="120.886" calcext:value-type="float">
            <text:p>120.88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7_hard_3</text:p>
          </table:table-cell>
          <table:table-cell office:value-type="float" office:value="261.2782" calcext:value-type="float">
            <text:p>261.2782</text:p>
          </table:table-cell>
          <table:table-cell office:value-type="float" office:value="192.18136" calcext:value-type="float">
            <text:p>192.18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1000_256_1</text:p>
          </table:table-cell>
          <table:table-cell office:value-type="float" office:value="17186.3016" calcext:value-type="float">
            <text:p>17186.3016</text:p>
          </table:table-cell>
          <table:table-cell office:value-type="float" office:value="14252.9285" calcext:value-type="float">
            <text:p>14252.92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1000_256_2</text:p>
          </table:table-cell>
          <table:table-cell office:value-type="float" office:value="15782.8217" calcext:value-type="float">
            <text:p>15782.8217</text:p>
          </table:table-cell>
          <table:table-cell office:value-type="float" office:value="13236.6789" calcext:value-type="float">
            <text:p>13236.67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1000_256_3</text:p>
          </table:table-cell>
          <table:table-cell office:value-type="float" office:value="17280.1375" calcext:value-type="float">
            <text:p>17280.1375</text:p>
          </table:table-cell>
          <table:table-cell office:value-type="float" office:value="14051.1136" calcext:value-type="float">
            <text:p>14051.11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2000_512_1</text:p>
          </table:table-cell>
          <table:table-cell office:value-type="float" office:value="32267.86" calcext:value-type="float">
            <text:p>32267.8600</text:p>
          </table:table-cell>
          <table:table-cell office:value-type="float" office:value="27104.30808" calcext:value-type="float">
            <text:p>27104.30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2000_512_2</text:p>
          </table:table-cell>
          <table:table-cell office:value-type="float" office:value="32159.7621" calcext:value-type="float">
            <text:p>32159.7621</text:p>
          </table:table-cell>
          <table:table-cell office:value-type="float" office:value="25622.2064" calcext:value-type="float">
            <text:p>25622.20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2000_512_3</text:p>
          </table:table-cell>
          <table:table-cell office:value-type="float" office:value="32181.8011" calcext:value-type="float">
            <text:p>32181.8011</text:p>
          </table:table-cell>
          <table:table-cell office:value-type="float" office:value="26173.63848" calcext:value-type="float">
            <text:p>26173.63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0_1024_1</text:p>
          </table:table-cell>
          <table:table-cell office:value-type="float" office:value="62694.3745" calcext:value-type="float">
            <text:p>62694.3745</text:p>
          </table:table-cell>
          <table:table-cell office:value-type="float" office:value="51046.0485" calcext:value-type="float">
            <text:p>51046.04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0_1024_2</text:p>
          </table:table-cell>
          <table:table-cell office:value-type="float" office:value="61809.4598" calcext:value-type="float">
            <text:p>61809.4598</text:p>
          </table:table-cell>
          <table:table-cell office:value-type="float" office:value="52477.48449" calcext:value-type="float">
            <text:p>52477.48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4000_1024_3</text:p>
          </table:table-cell>
          <table:table-cell office:value-type="float" office:value="62366.9031" calcext:value-type="float">
            <text:p>62366.9031</text:p>
          </table:table-cell>
          <table:table-cell office:value-type="float" office:value="49366.715762" calcext:value-type="float">
            <text:p>49366.71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hard_1</text:p>
          </table:table-cell>
          <table:table-cell office:value-type="float" office:value="16412.4678" calcext:value-type="float">
            <text:p>16412.4678</text:p>
          </table:table-cell>
          <table:table-cell office:value-type="float" office:value="13698.8083" calcext:value-type="float">
            <text:p>13698.80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hard_2</text:p>
          </table:table-cell>
          <table:table-cell office:value-type="float" office:value="15699.7262" calcext:value-type="float">
            <text:p>15699.7262</text:p>
          </table:table-cell>
          <table:table-cell office:value-type="float" office:value="12615.9112" calcext:value-type="float">
            <text:p>12615.91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bitrary_hard_3</text:p>
          </table:table-cell>
          <table:table-cell office:value-type="float" office:value="14954.8919" calcext:value-type="float">
            <text:p>14954.8919</text:p>
          </table:table-cell>
          <table:table-cell office:value-type="float" office:value="12246.4942" calcext:value-type="float">
            <text:p>12246.49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1000_256_1</text:p>
          </table:table-cell>
          <table:table-cell office:value-type="float" office:value="724.303" calcext:value-type="float">
            <text:p>724.3030</text:p>
          </table:table-cell>
          <table:table-cell office:value-type="float" office:value="693.87234" calcext:value-type="float">
            <text:p>693.87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1000_256_2</text:p>
          </table:table-cell>
          <table:table-cell office:value-type="float" office:value="731.8279" calcext:value-type="float">
            <text:p>731.8279</text:p>
          </table:table-cell>
          <table:table-cell office:value-type="float" office:value="699.66968" calcext:value-type="float">
            <text:p>699.66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1000_256_3</text:p>
          </table:table-cell>
          <table:table-cell office:value-type="float" office:value="912.867" calcext:value-type="float">
            <text:p>912.8670</text:p>
          </table:table-cell>
          <table:table-cell office:value-type="float" office:value="825.28242" calcext:value-type="float">
            <text:p>825.28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2000_512_1</text:p>
          </table:table-cell>
          <table:table-cell office:value-type="float" office:value="669.1193" calcext:value-type="float">
            <text:p>669.1193</text:p>
          </table:table-cell>
          <table:table-cell office:value-type="float" office:value="634.112653" calcext:value-type="float">
            <text:p>634.11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2000_512_2</text:p>
          </table:table-cell>
          <table:table-cell office:value-type="float" office:value="1379.1604" calcext:value-type="float">
            <text:p>1379.1604</text:p>
          </table:table-cell>
          <table:table-cell office:value-type="float" office:value="1313.76135" calcext:value-type="float">
            <text:p>1313.76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2000_512_3</text:p>
          </table:table-cell>
          <table:table-cell office:value-type="float" office:value="881.3102" calcext:value-type="float">
            <text:p>881.3102</text:p>
          </table:table-cell>
          <table:table-cell office:value-type="float" office:value="834.23092" calcext:value-type="float">
            <text:p>834.23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0_1024_1</text:p>
          </table:table-cell>
          <table:table-cell office:value-type="float" office:value="3047.5592" calcext:value-type="float">
            <text:p>3047.5592</text:p>
          </table:table-cell>
          <table:table-cell office:value-type="float" office:value="2859.26351" calcext:value-type="float">
            <text:p>2859.26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0_1024_2</text:p>
          </table:table-cell>
          <table:table-cell office:value-type="float" office:value="2302.0147" calcext:value-type="float">
            <text:p>2302.0147</text:p>
          </table:table-cell>
          <table:table-cell office:value-type="float" office:value="2172.00626" calcext:value-type="float">
            <text:p>2172.00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4000_1024_3</text:p>
          </table:table-cell>
          <table:table-cell office:value-type="float" office:value="2508.6253" calcext:value-type="float">
            <text:p>2508.6253</text:p>
          </table:table-cell>
          <table:table-cell office:value-type="float" office:value="2382.14056" calcext:value-type="float">
            <text:p>2382.14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hard_1</text:p>
          </table:table-cell>
          <table:table-cell office:value-type="float" office:value="155.0591" calcext:value-type="float">
            <text:p>155.0591</text:p>
          </table:table-cell>
          <table:table-cell office:value-type="float" office:value="148.046092" calcext:value-type="float">
            <text:p>148.04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hard_2</text:p>
          </table:table-cell>
          <table:table-cell office:value-type="float" office:value="421.5402" calcext:value-type="float">
            <text:p>421.5402</text:p>
          </table:table-cell>
          <table:table-cell office:value-type="float" office:value="404.104283" calcext:value-type="float">
            <text:p>404.10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ching_hard_3</text:p>
          </table:table-cell>
          <table:table-cell office:value-type="float" office:value="323.9873" calcext:value-type="float">
            <text:p>323.9873</text:p>
          </table:table-cell>
          <table:table-cell office:value-type="float" office:value="303.324124" calcext:value-type="float">
            <text:p>303.32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1000_256_1</text:p>
          </table:table-cell>
          <table:table-cell office:value-type="float" office:value="57.7328" calcext:value-type="float">
            <text:p>57.7328</text:p>
          </table:table-cell>
          <table:table-cell office:value-type="float" office:value="52.777209" calcext:value-type="float">
            <text:p>52.77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1000_256_2</text:p>
          </table:table-cell>
          <table:table-cell office:value-type="float" office:value="65.7292" calcext:value-type="float">
            <text:p>65.7292</text:p>
          </table:table-cell>
          <table:table-cell office:value-type="float" office:value="61.044467" calcext:value-type="float">
            <text:p>61.04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1000_256_3</text:p>
          </table:table-cell>
          <table:table-cell office:value-type="float" office:value="57.4862" calcext:value-type="float">
            <text:p>57.4862</text:p>
          </table:table-cell>
          <table:table-cell office:value-type="float" office:value="52.46456" calcext:value-type="float">
            <text:p>52.46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2000_512_1</text:p>
          </table:table-cell>
          <table:table-cell office:value-type="float" office:value="90.3558" calcext:value-type="float">
            <text:p>90.3558</text:p>
          </table:table-cell>
          <table:table-cell office:value-type="float" office:value="83.305787" calcext:value-type="float">
            <text:p>83.30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2000_512_2</text:p>
          </table:table-cell>
          <table:table-cell office:value-type="float" office:value="101.4873" calcext:value-type="float">
            <text:p>101.4873</text:p>
          </table:table-cell>
          <table:table-cell office:value-type="float" office:value="95.878857" calcext:value-type="float">
            <text:p>95.87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2000_512_3</text:p>
          </table:table-cell>
          <table:table-cell office:value-type="float" office:value="106.9681" calcext:value-type="float">
            <text:p>106.9681</text:p>
          </table:table-cell>
          <table:table-cell office:value-type="float" office:value="99.088939" calcext:value-type="float">
            <text:p>99.08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0_1024_1</text:p>
          </table:table-cell>
          <table:table-cell office:value-type="float" office:value="161.5959" calcext:value-type="float">
            <text:p>161.5959</text:p>
          </table:table-cell>
          <table:table-cell office:value-type="float" office:value="149.970862" calcext:value-type="float">
            <text:p>149.97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0_1024_2</text:p>
          </table:table-cell>
          <table:table-cell office:value-type="float" office:value="165.5882" calcext:value-type="float">
            <text:p>165.5882</text:p>
          </table:table-cell>
          <table:table-cell office:value-type="float" office:value="150.346372" calcext:value-type="float">
            <text:p>150.34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ths_4000_1024_3</text:p>
          </table:table-cell>
          <table:table-cell office:value-type="float" office:value="150.9125" calcext:value-type="float">
            <text:p>150.9125</text:p>
          </table:table-cell>
          <table:table-cell office:value-type="float" office:value="136.927027" calcext:value-type="float">
            <text:p>136.92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1000_256_1</text:p>
          </table:table-cell>
          <table:table-cell office:value-type="float" office:value="16214.3571" calcext:value-type="float">
            <text:p>16214.3571</text:p>
          </table:table-cell>
          <table:table-cell office:value-type="float" office:value="13137.32442" calcext:value-type="float">
            <text:p>13137.32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1000_256_2</text:p>
          </table:table-cell>
          <table:table-cell office:value-type="float" office:value="17922.5058" calcext:value-type="float">
            <text:p>17922.5058</text:p>
          </table:table-cell>
          <table:table-cell office:value-type="float" office:value="15069.5553" calcext:value-type="float">
            <text:p>15069.55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1000_256_3</text:p>
          </table:table-cell>
          <table:table-cell office:value-type="float" office:value="17391.3627" calcext:value-type="float">
            <text:p>17391.3627</text:p>
          </table:table-cell>
          <table:table-cell office:value-type="float" office:value="14688.17501" calcext:value-type="float">
            <text:p>14688.17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2000_512_1</text:p>
          </table:table-cell>
          <table:table-cell office:value-type="float" office:value="38262.6408" calcext:value-type="float">
            <text:p>38262.6408</text:p>
          </table:table-cell>
          <table:table-cell office:value-type="float" office:value="31393.5736" calcext:value-type="float">
            <text:p>31393.57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2000_512_2</text:p>
          </table:table-cell>
          <table:table-cell office:value-type="float" office:value="32274.1576" calcext:value-type="float">
            <text:p>32274.1576</text:p>
          </table:table-cell>
          <table:table-cell office:value-type="float" office:value="25753.7902" calcext:value-type="float">
            <text:p>25753.79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2000_512_3</text:p>
          </table:table-cell>
          <table:table-cell office:value-type="float" office:value="37199.7468" calcext:value-type="float">
            <text:p>37199.7468</text:p>
          </table:table-cell>
          <table:table-cell office:value-type="float" office:value="29402.99073" calcext:value-type="float">
            <text:p>29402.99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0_1024_1</text:p>
          </table:table-cell>
          <table:table-cell office:value-type="float" office:value="65807.6502" calcext:value-type="float">
            <text:p>65807.6502</text:p>
          </table:table-cell>
          <table:table-cell office:value-type="float" office:value="50837.37" calcext:value-type="float">
            <text:p>50837.37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0_1024_2</text:p>
          </table:table-cell>
          <table:table-cell office:value-type="float" office:value="65628.9304" calcext:value-type="float">
            <text:p>65628.9304</text:p>
          </table:table-cell>
          <table:table-cell office:value-type="float" office:value="51724.05908" calcext:value-type="float">
            <text:p>51724.05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4000_1024_3</text:p>
          </table:table-cell>
          <table:table-cell office:value-type="float" office:value="64800.3099" calcext:value-type="float">
            <text:p>64800.3099</text:p>
          </table:table-cell>
          <table:table-cell office:value-type="float" office:value="51890.695439" calcext:value-type="float">
            <text:p>51890.69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hard_1</text:p>
          </table:table-cell>
          <table:table-cell office:value-type="float" office:value="15336.4868" calcext:value-type="float">
            <text:p>15336.4868</text:p>
          </table:table-cell>
          <table:table-cell office:value-type="float" office:value="12771.459" calcext:value-type="float">
            <text:p>12771.45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hard_2</text:p>
          </table:table-cell>
          <table:table-cell office:value-type="float" office:value="17988.337" calcext:value-type="float">
            <text:p>17988.3370</text:p>
          </table:table-cell>
          <table:table-cell office:value-type="float" office:value="15606.2764" calcext:value-type="float">
            <text:p>15606.27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ions_hard_3</text:p>
          </table:table-cell>
          <table:table-cell office:value-type="float" office:value="16777.2344" calcext:value-type="float">
            <text:p>16777.2344</text:p>
          </table:table-cell>
          <table:table-cell office:value-type="float" office:value="13577.1913" calcext:value-type="float">
            <text:p>13577.19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1000_256_1</text:p>
          </table:table-cell>
          <table:table-cell office:value-type="float" office:value="44.9038" calcext:value-type="float">
            <text:p>44.9038</text:p>
          </table:table-cell>
          <table:table-cell office:value-type="float" office:value="44.90385" calcext:value-type="float">
            <text:p>44.90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1000_256_2</text:p>
          </table:table-cell>
          <table:table-cell office:value-type="float" office:value="42.5548" calcext:value-type="float">
            <text:p>42.5548</text:p>
          </table:table-cell>
          <table:table-cell office:value-type="float" office:value="42.55483" calcext:value-type="float">
            <text:p>42.55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1000_256_3</text:p>
          </table:table-cell>
          <table:table-cell office:value-type="float" office:value="87.6889" calcext:value-type="float">
            <text:p>87.6889</text:p>
          </table:table-cell>
          <table:table-cell office:value-type="float" office:value="75.59628" calcext:value-type="float">
            <text:p>75.59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2000_512_1</text:p>
          </table:table-cell>
          <table:table-cell office:value-type="float" office:value="40.9792" calcext:value-type="float">
            <text:p>40.9792</text:p>
          </table:table-cell>
          <table:table-cell office:value-type="float" office:value="40.97918" calcext:value-type="float">
            <text:p>40.97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2000_512_2</text:p>
          </table:table-cell>
          <table:table-cell office:value-type="float" office:value="58.2106" calcext:value-type="float">
            <text:p>58.2106</text:p>
          </table:table-cell>
          <table:table-cell office:value-type="float" office:value="58.21062" calcext:value-type="float">
            <text:p>58.2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2000_512_3</text:p>
          </table:table-cell>
          <table:table-cell office:value-type="float" office:value="48.2352" calcext:value-type="float">
            <text:p>48.2352</text:p>
          </table:table-cell>
          <table:table-cell office:value-type="float" office:value="48.235225" calcext:value-type="float">
            <text:p>48.23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0_1024_1</text:p>
          </table:table-cell>
          <table:table-cell office:value-type="float" office:value="28.3994" calcext:value-type="float">
            <text:p>28.3994</text:p>
          </table:table-cell>
          <table:table-cell office:value-type="float" office:value="28.39938" calcext:value-type="float">
            <text:p>28.3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0_1024_2</text:p>
          </table:table-cell>
          <table:table-cell table:number-columns-repeated="2" office:value-type="float" office:value="45.9743" calcext:value-type="float">
            <text:p>45.97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4000_1024_3</text:p>
          </table:table-cell>
          <table:table-cell office:value-type="float" office:value="36.6752" calcext:value-type="float">
            <text:p>36.6752</text:p>
          </table:table-cell>
          <table:table-cell office:value-type="float" office:value="36.67518" calcext:value-type="float">
            <text:p>36.67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hard_1</text:p>
          </table:table-cell>
          <table:table-cell office:value-type="float" office:value="168.407" calcext:value-type="float">
            <text:p>168.4070</text:p>
          </table:table-cell>
          <table:table-cell office:value-type="float" office:value="168.40701" calcext:value-type="float">
            <text:p>168.40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hard_2</text:p>
          </table:table-cell>
          <table:table-cell office:value-type="float" office:value="1219.4075" calcext:value-type="float">
            <text:p>1219.4075</text:p>
          </table:table-cell>
          <table:table-cell office:value-type="float" office:value="1183.475" calcext:value-type="float">
            <text:p>1183.47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uling_hard_3</text:p>
          </table:table-cell>
          <table:table-cell table:number-columns-repeated="2" office:value-type="float" office:value="4812.643" calcext:value-type="float">
            <text:p>4812.6430</text:p>
          </table:table-cell>
          <table:table-cell table:number-columns-repeated="5"/>
        </table:table-row>
        <table:table-row table:style-name="ro2" table:number-rows-repeated="4">
          <table:table-cell table:number-columns-repeated="8"/>
        </table:table-row>
        <table:table-row table:style-name="ro3">
          <table:table-cell table:style-name="ce1" office:value-type="string" calcext:value-type="string">
            <text:p>L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01</text:p>
          </table:table-cell>
          <table:table-cell office:value-type="float" office:value="72724.618" calcext:value-type="float">
            <text:p>72724.6180</text:p>
          </table:table-cell>
          <table:table-cell office:value-type="float" office:value="57272.903" calcext:value-type="float">
            <text:p>57272.90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102</text:p>
          </table:table-cell>
          <table:table-cell office:value-type="float" office:value="72518.222" calcext:value-type="float">
            <text:p>72518.2220</text:p>
          </table:table-cell>
          <table:table-cell office:value-type="float" office:value="57982.552" calcext:value-type="float">
            <text:p>57982.55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103</text:p>
          </table:table-cell>
          <table:table-cell office:value-type="float" office:value="72129.5" calcext:value-type="float">
            <text:p>72129.5000</text:p>
          </table:table-cell>
          <table:table-cell office:value-type="float" office:value="60417.111" calcext:value-type="float">
            <text:p>60417.1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104</text:p>
          </table:table-cell>
          <table:table-cell office:value-type="float" office:value="72709.647" calcext:value-type="float">
            <text:p>72709.6470</text:p>
          </table:table-cell>
          <table:table-cell office:value-type="float" office:value="60412.518" calcext:value-type="float">
            <text:p>60412.51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105</text:p>
          </table:table-cell>
          <table:table-cell office:value-type="float" office:value="75646.1406" calcext:value-type="float">
            <text:p>75646.1406</text:p>
          </table:table-cell>
          <table:table-cell office:value-type="float" office:value="56425.309" calcext:value-type="float">
            <text:p>56425.30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106</text:p>
          </table:table-cell>
          <table:table-cell office:value-type="float" office:value="71258.613" calcext:value-type="float">
            <text:p>71258.61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7</text:p>
          </table:table-cell>
          <table:table-cell office:value-type="float" office:value="69713.403" calcext:value-type="float">
            <text:p>69713.40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8</text:p>
          </table:table-cell>
          <table:table-cell office:value-type="float" office:value="75813.2109" calcext:value-type="float">
            <text:p>75813.21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09</text:p>
          </table:table-cell>
          <table:table-cell office:value-type="float" office:value="69475.895" calcext:value-type="float">
            <text:p>69475.89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0</text:p>
          </table:table-cell>
          <table:table-cell office:value-type="float" office:value="68295.289" calcext:value-type="float">
            <text:p>68295.28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1</text:p>
          </table:table-cell>
          <table:table-cell office:value-type="float" office:value="75133.29" calcext:value-type="float">
            <text:p>75133.29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2</text:p>
          </table:table-cell>
          <table:table-cell office:value-type="float" office:value="71342.483" calcext:value-type="float">
            <text:p>71342.48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3</text:p>
          </table:table-cell>
          <table:table-cell office:value-type="float" office:value="73365.8906" calcext:value-type="float">
            <text:p>73365.89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4</text:p>
          </table:table-cell>
          <table:table-cell office:value-type="float" office:value="69224.7656" calcext:value-type="float">
            <text:p>69224.76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5</text:p>
          </table:table-cell>
          <table:table-cell office:value-type="float" office:value="70221.561" calcext:value-type="float">
            <text:p>70221.56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6</text:p>
          </table:table-cell>
          <table:table-cell office:value-type="float" office:value="70032.4609" calcext:value-type="float">
            <text:p>70032.46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7</text:p>
          </table:table-cell>
          <table:table-cell office:value-type="float" office:value="69982.833" calcext:value-type="float">
            <text:p>69982.83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8</text:p>
          </table:table-cell>
          <table:table-cell office:value-type="float" office:value="72160.987" calcext:value-type="float">
            <text:p>72160.98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19</text:p>
          </table:table-cell>
          <table:table-cell office:value-type="float" office:value="67038.4297" calcext:value-type="float">
            <text:p>67038.42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0</text:p>
          </table:table-cell>
          <table:table-cell office:value-type="float" office:value="75514.93" calcext:value-type="float">
            <text:p>75514.93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in121</text:p>
          </table:table-cell>
          <table:table-cell office:value-type="float" office:value="67639.125" calcext:value-type="float">
            <text:p>67639.12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2</text:p>
          </table:table-cell>
          <table:table-cell office:value-type="float" office:value="69546.273" calcext:value-type="float">
            <text:p>69546.27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3</text:p>
          </table:table-cell>
          <table:table-cell office:value-type="float" office:value="70618.313" calcext:value-type="float">
            <text:p>70618.31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4</text:p>
          </table:table-cell>
          <table:table-cell office:value-type="float" office:value="71686.0469" calcext:value-type="float">
            <text:p>71686.04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5</text:p>
          </table:table-cell>
          <table:table-cell office:value-type="float" office:value="69233.122" calcext:value-type="float">
            <text:p>69233.12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6</text:p>
          </table:table-cell>
          <table:table-cell office:value-type="float" office:value="70671.77" calcext:value-type="float">
            <text:p>70671.77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7</text:p>
          </table:table-cell>
          <table:table-cell office:value-type="float" office:value="69273.3203" calcext:value-type="float">
            <text:p>69273.32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8</text:p>
          </table:table-cell>
          <table:table-cell office:value-type="float" office:value="72179.431" calcext:value-type="float">
            <text:p>72179.43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29</text:p>
          </table:table-cell>
          <table:table-cell office:value-type="float" office:value="65751.649" calcext:value-type="float">
            <text:p>65751.64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0</text:p>
          </table:table-cell>
          <table:table-cell office:value-type="float" office:value="71075.3" calcext:value-type="float">
            <text:p>71075.3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1</text:p>
          </table:table-cell>
          <table:table-cell office:value-type="float" office:value="71177.9062" calcext:value-type="float">
            <text:p>71177.90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2</text:p>
          </table:table-cell>
          <table:table-cell office:value-type="float" office:value="75510.0469" calcext:value-type="float">
            <text:p>75510.04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3</text:p>
          </table:table-cell>
          <table:table-cell office:value-type="float" office:value="71253.561" calcext:value-type="float">
            <text:p>71253.56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4</text:p>
          </table:table-cell>
          <table:table-cell office:value-type="float" office:value="75781.749" calcext:value-type="float">
            <text:p>75781.74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5</text:p>
          </table:table-cell>
          <table:table-cell office:value-type="float" office:value="72138.1172" calcext:value-type="float">
            <text:p>72138.11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1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5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7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1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1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200</text:p>
          </table:table-cell>
          <table:table-cell table:number-columns-repeated="7"/>
        </table:table-row>
        <table:table-row table:style-name="ro2" table:number-rows-repeated="104823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08:51:04.416815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09:45:32.638936798</meta:creation-date>
    <meta:editing-duration>PT13H37M4S</meta:editing-duration>
    <meta:editing-cycles>18</meta:editing-cycles>
    <meta:generator>LibreOffice/4.2.8.2$Linux_X86_64 LibreOffice_project/420m0$Build-2</meta:generator>
    <dc:date>2017-11-07T14:50:09.620890921</dc:date>
    <meta:document-statistic meta:table-count="1" meta:cell-count="679" meta:object-count="0"/>
  </office:meta>
</office:document-meta>
</file>